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23d"/>
    </style:style>
    <style:style style:name="T1" style:family="text">
      <style:text-properties officeooo:rsid="001012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</text:p>
      <text:p text:style-name="Standard"><text:s text:c="2"/>{ "Area9-A": [ "BF","BI","CF","CD","GQ","GA","LS","LY","NA","NE","CG","RW","ST","SN","SZ" ] },</text:p>
      <text:p text:style-name="Standard"><text:s text:c="2"/>{ "Area11-A": [ "BJ","BW","CM","CV","TD","DJ","GM","GN","GW","MG","MR","TG" ] },</text:p>
      <text:p text:style-name="Standard"><text:s text:c="2"/>{ "Area15-A": [ "DZ","AO","ET","ML" ] },</text:p>
      <text:p text:style-name="Standard"><text:s text:c="2"/>{ "Area16-A": [ "KM","CI","EG","ER","GH","KE","LR","MW","MU","MA","MZ","NG","SC","SL","ZA","TZ","TN","UG","ZM","ZW" ] },</text:p>
      <text:p text:style-name="Standard"><text:s text:c="2"/>{ "Area3-A": [ "AD" ] },</text:p>
      <text:p text:style-name="Standard"><text:s text:c="2"/>{ "Area5-A": [ "MC","ES","GB" ] },</text:p>
      <text:p text:style-name="Standard"><text:s text:c="2"/>{ "Area7-A": [ "CY","JE","GR","LI","GG","RU","IM","CH","TR" ] },</text:p>
      <text:p text:style-name="Standard"><text:s text:c="2"/>{ "Area9-B": [ "AM","EE","GI","RS","FI","HU","XK","MD","AT","ME","SE","BY","GE","IT","LV","PT","UA","BG","DE","LT","SM" ] },</text:p>
      <text:p text:style-name="Standard"><text:s text:c="2"/>{ "Area11-B": [ "AL","HR","IS","RO","AZ","CZ","KZ","SK","BE","DK","LU","SI","BA","FR","MK" ] },</text:p>
      <text:p text:style-name="Standard"><text:s text:c="2"/>{ "Area13-A": [ "MT","NL","NO" ] },</text:p>
      <text:p text:style-name="Standard"><text:s text:c="2"/>{ "Area15-B": [ "PL" ] },</text:p>
      <text:p text:style-name="Standard"><text:s text:c="2"/>{ "Area8-A": [ "VN" ] },</text:p>
      <text:p text:style-name="Standard"><text:s text:c="2"/>{ "Area9-C": [ "MM","CX","CC","TL","LA" ] },</text:p>
      <text:p text:style-name="Standard"><text:s text:c="2"/>{ "Area10-A": [ "KH","MY","TH" ] },</text:p>
      <text:p text:style-name="Standard"><text:s text:c="2"/>{ "Area11-C": [ "BN" ] },</text:p>
      <text:p text:style-name="Standard"><text:s text:c="2"/>{ "Area15-C": [ "PH" ] },</text:p>
      <text:p text:style-name="Standard"><text:s text:c="2"/>{ "Area2-A": [ "HK" ] },</text:p>
      <text:p text:style-name="Standard"><text:s text:c="2"/>{ "Area3-B": [ "GT","HN","MX" ] },</text:p>
      <text:p text:style-name="Standard"><text:s text:c="2"/>{ "Area5-B": [ "BR" ] },</text:p>
      <text:p text:style-name="Standard"><text:s text:c="2"/>{ "Area7-B": [ "AI","AG","AR","AW","BS","BD","BB","BZ","BM","BO","VG","KY","CL","CO","CR","DM","DO","EC","SV","GD","GP","GY","HT","JM","MQ","MN","MS","AN","NI","PA","PY","PE","SH","KN","LC","MF","VC","SR" ] },</text:p>
      <text:p text:style-name="Standard"><text:s text:c="2"/>{ "Area8-B": [ "MO","KR" ] },</text:p>
      <text:p text:style-name="Standard"><text:s text:c="2"/>{ "Area9-D": [ "AU","MV","MH","PS","TV","BT","CK","NR","WS","VU","FJ","NP","SB","PF","NC","TJ","KI","NZ","TO","KG","PW","TM","UZ" ] },</text:p>
      <text:p text:style-name="Standard"><text:s text:c="2"/>{ "Area10-B": [ "JP" ] },</text:p>
      <text:p text:style-name="Standard"><text:s text:c="2"/>{ "Area11-D": [ "AF","FO","FM","GL","IN","PG" ] },</text:p>
      <text:p text:style-name="Standard"><text:s text:c="2"/>{ "Area12-A": [ "BH","OM","QA" ] },</text:p>
      <text:p text:style-name="Standard"><text:s text:c="2"/>{ "Area14-A": [ "TW" ] },</text:p>
      <text:p text:style-name="Standard"><text:s text:c="2"/>{ "Area16-B": [ "IQ","JO","KW","LB","PK","LK" ] }</text:p>
      <text:p text:style-name="Standard">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13T15:22:27.201603371</meta:creation-date>
    <dc:date>2025-06-24T16:01:32.312677945</dc:date>
    <meta:editing-duration>PT3M2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64" meta:character-count="1582" meta:non-whitespace-character-count="1393"/>
  </office:meta>
</office:document-meta>
</file>